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0.569cm" svg:x="1.2cm" svg:y="6.601cm">
          <draw:text-box>
            <text:p><text:span text:style-name="T1">Serial</text:span></text:p>
          </draw:text-box>
        </draw:frame>
        <draw:custom-shape draw:style-name="gr3" draw:text-style-name="P1" draw:layer="layout" svg:width="0.4cm" svg:height="0.4cm" svg:x="2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cm" svg:height="0.887cm" svg:x="2.7cm" svg:y="6.614cm">
          <draw:text-box>
            <text:p><text:span text:style-name="T1">OpenMP (none)</text:span></text:p>
          </draw:text-box>
        </draw:frame>
        <draw:custom-shape draw:style-name="gr5" draw:text-style-name="P1" draw:layer="layout" svg:width="0.4cm" svg:height="0.4cm" svg:x="5.3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887cm" svg:x="5.5cm" svg:y="6.601cm">
          <draw:text-box>
            <text:p><text:span text:style-name="T1">OpenMP (compact)</text:span></text:p>
          </draw:text-box>
        </draw:frame>
        <draw:custom-shape draw:style-name="gr6" draw:text-style-name="P1" draw:layer="layout" svg:width="0.4cm" svg:height="0.4cm" svg:x="8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cm" svg:height="0.887cm" svg:x="8.7cm" svg:y="6.601cm">
          <draw:text-box>
            <text:p><text:span text:style-name="T1">OpenMP (scatter)</text:span></text:p>
          </draw:text-box>
        </draw:frame>
        <draw:custom-shape draw:style-name="gr7" draw:text-style-name="P1" draw:layer="layout" svg:width="0.4cm" svg:height="0.4cm" svg:x="11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cm" svg:height="0.887cm" svg:x="11.7cm" svg:y="6.614cm">
          <draw:text-box>
            <text:p><text:span text:style-name="T1">OpenMP (balanced)</text:span></text:p>
          </draw:text-box>
        </draw:frame>
        <draw:custom-shape draw:style-name="gr8" draw:text-style-name="P1" draw:layer="layout" svg:width="0.4cm" svg:height="0.4cm" svg:x="14.8cm" svg:y="6.7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cm" svg:height="1.205cm" svg:x="15cm" svg:y="6.601cm">
          <draw:text-box>
            <text:p><text:span text:style-name="T1">Cilk Plus</text:span></text:p>
          </draw:text-box>
        </draw:frame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2:48.097647322</dc:date>
    <meta:editing-duration>PT35M40S</meta:editing-duration>
    <meta:editing-cycles>16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12cm" svg:y="0.119cm" svg:width="7.166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64cm" svg:y="5.513cm" chart:style-name="ch4">
              <text:p>n</text:p>
            </chart:title>
            <chart:categories table:cell-range-address="local-table.$A$2:.$A$14"/>
          </chart:axis>
          <chart:axis chart:dimension="y" chart:name="primary-y" chart:style-name="ch5">
            <chart:title svg:x="0.454cm" svg:y="3.813cm" chart:style-name="ch6">
              <text:p>msort n 32 (ms)</text:p>
            </chart:title>
          </chart:axis>
          <chart:series chart:style-name="ch7" chart:values-cell-range-address="local-table.$B$2:.$B$14" chart:label-cell-address="local-table.$B$1" chart:class="chart:line">
            <chart:data-point chart:repeated="13"/>
          </chart:series>
          <chart:series chart:style-name="ch8" chart:values-cell-range-address="local-table.$C$2:.$C$14" chart:label-cell-address="local-table.$C$1" chart:class="chart:line">
            <chart:data-point chart:repeated="13"/>
          </chart:series>
          <chart:series chart:style-name="ch9" chart:values-cell-range-address="local-table.$D$2:.$D$14" chart:label-cell-address="local-table.$D$1" chart:class="chart:line">
            <chart:data-point chart:repeated="13"/>
          </chart:series>
          <chart:series chart:style-name="ch10" chart:values-cell-range-address="local-table.$E$2:.$E$14" chart:label-cell-address="local-table.$E$1" chart:class="chart:line">
            <chart:data-point chart:repeated="13"/>
          </chart:series>
          <chart:series chart:style-name="ch11" chart:values-cell-range-address="local-table.$F$2:.$F$14" chart:label-cell-address="local-table.$F$1" chart:class="chart:line">
            <chart:data-point chart:repeated="13"/>
          </chart:series>
          <chart:series chart:style-name="ch12" chart:values-cell-range-address="local-table.$G$2:.$G$14" chart:label-cell-address="local-table.$G$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serial</text:p>
              </table:table-cell>
              <table:table-cell office:value-type="string">
                <text:p>msort_omp_none</text:p>
              </table:table-cell>
              <table:table-cell office:value-type="string">
                <text:p>msort_omp_compact</text:p>
              </table:table-cell>
              <table:table-cell office:value-type="string">
                <text:p>msort_omp_scatter</text:p>
              </table:table-cell>
              <table:table-cell office:value-type="string">
                <text:p>msort_omp_balanced</text:p>
              </table:table-cell>
              <table:table-cell office:value-type="string">
                <text:p>msort_cilk</text:p>
              </table:table-cell>
            </table:table-row>
          </table:table-header-rows>
          <table:table-rows>
            <table:table-row>
              <table:table-cell office:value-type="string">
                <text:p>2^10</text:p>
              </table:table-cell>
              <table:table-cell office:value-type="float" office:value="0.165770333333">
                <text:p>0.165770333333</text:p>
              </table:table-cell>
              <table:table-cell office:value-type="float" office:value="70.3170966667">
                <text:p>70.3170966667</text:p>
              </table:table-cell>
              <table:table-cell office:value-type="float" office:value="14.936918">
                <text:p>14.936918</text:p>
              </table:table-cell>
              <table:table-cell office:value-type="float" office:value="84.9206273333">
                <text:p>84.9206273333</text:p>
              </table:table-cell>
              <table:table-cell office:value-type="float" office:value="52.117271">
                <text:p>52.117271</text:p>
              </table:table-cell>
              <table:table-cell office:value-type="float" office:value="9.99713666667">
                <text:p>9.99713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0572333333">
                <text:p>0.260572333333</text:p>
              </table:table-cell>
              <table:table-cell office:value-type="float" office:value="48.0041786667">
                <text:p>48.0041786667</text:p>
              </table:table-cell>
              <table:table-cell office:value-type="float" office:value="59.3944496667">
                <text:p>59.3944496667</text:p>
              </table:table-cell>
              <table:table-cell office:value-type="float" office:value="67.970317">
                <text:p>67.970317</text:p>
              </table:table-cell>
              <table:table-cell office:value-type="float" office:value="30.7615263333">
                <text:p>30.7615263333</text:p>
              </table:table-cell>
              <table:table-cell office:value-type="float" office:value="8.683614">
                <text:p>8.683614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54403">
                <text:p>0.54403</text:p>
              </table:table-cell>
              <table:table-cell office:value-type="float" office:value="61.9889276667">
                <text:p>61.9889276667</text:p>
              </table:table-cell>
              <table:table-cell office:value-type="float" office:value="39.761674">
                <text:p>39.761674</text:p>
              </table:table-cell>
              <table:table-cell office:value-type="float" office:value="78.866863">
                <text:p>78.866863</text:p>
              </table:table-cell>
              <table:table-cell office:value-type="float" office:value="73.939761">
                <text:p>73.939761</text:p>
              </table:table-cell>
              <table:table-cell office:value-type="float" office:value="13.1882173333">
                <text:p>13.188217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02938">
                <text:p>1.102938</text:p>
              </table:table-cell>
              <table:table-cell office:value-type="float" office:value="69.6800376667">
                <text:p>69.6800376667</text:p>
              </table:table-cell>
              <table:table-cell office:value-type="float" office:value="29.734805">
                <text:p>29.734805</text:p>
              </table:table-cell>
              <table:table-cell office:value-type="float" office:value="43.5787753333">
                <text:p>43.5787753333</text:p>
              </table:table-cell>
              <table:table-cell office:value-type="float" office:value="43.257452">
                <text:p>43.257452</text:p>
              </table:table-cell>
              <table:table-cell office:value-type="float" office:value="13.6428583333">
                <text:p>13.6428583333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2.76472333333">
                <text:p>2.76472333333</text:p>
              </table:table-cell>
              <table:table-cell office:value-type="float" office:value="82.2854666667">
                <text:p>82.2854666667</text:p>
              </table:table-cell>
              <table:table-cell office:value-type="float" office:value="19.567575">
                <text:p>19.567575</text:p>
              </table:table-cell>
              <table:table-cell office:value-type="float" office:value="67.61969">
                <text:p>67.61969</text:p>
              </table:table-cell>
              <table:table-cell office:value-type="float" office:value="93.3126613333">
                <text:p>93.3126613333</text:p>
              </table:table-cell>
              <table:table-cell office:value-type="float" office:value="15.1402193333">
                <text:p>15.140219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8013">
                <text:p>4.958013</text:p>
              </table:table-cell>
              <table:table-cell office:value-type="float" office:value="70.6757776667">
                <text:p>70.6757776667</text:p>
              </table:table-cell>
              <table:table-cell office:value-type="float" office:value="47.3631823333">
                <text:p>47.3631823333</text:p>
              </table:table-cell>
              <table:table-cell office:value-type="float" office:value="56.9166426667">
                <text:p>56.9166426667</text:p>
              </table:table-cell>
              <table:table-cell office:value-type="float" office:value="46.0426103333">
                <text:p>46.0426103333</text:p>
              </table:table-cell>
              <table:table-cell office:value-type="float" office:value="13.65787">
                <text:p>13.65787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11.4419573333">
                <text:p>11.4419573333</text:p>
              </table:table-cell>
              <table:table-cell office:value-type="float" office:value="51.4490266667">
                <text:p>51.4490266667</text:p>
              </table:table-cell>
              <table:table-cell office:value-type="float" office:value="33.2848113333">
                <text:p>33.2848113333</text:p>
              </table:table-cell>
              <table:table-cell office:value-type="float" office:value="55.984075">
                <text:p>55.984075</text:p>
              </table:table-cell>
              <table:table-cell office:value-type="float" office:value="85.6488353333">
                <text:p>85.6488353333</text:p>
              </table:table-cell>
              <table:table-cell office:value-type="float" office:value="15.8253083333">
                <text:p>15.825308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612873333">
                <text:p>20.2612873333</text:p>
              </table:table-cell>
              <table:table-cell office:value-type="float" office:value="45.3705516667">
                <text:p>45.3705516667</text:p>
              </table:table-cell>
              <table:table-cell office:value-type="float" office:value="65.589428">
                <text:p>65.589428</text:p>
              </table:table-cell>
              <table:table-cell office:value-type="float" office:value="51.981997">
                <text:p>51.981997</text:p>
              </table:table-cell>
              <table:table-cell office:value-type="float" office:value="77.9866866667">
                <text:p>77.9866866667</text:p>
              </table:table-cell>
              <table:table-cell office:value-type="float" office:value="17.087387">
                <text:p>17.087387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44.951768">
                <text:p>44.951768</text:p>
              </table:table-cell>
              <table:table-cell office:value-type="float" office:value="91.0711083333">
                <text:p>91.0711083333</text:p>
              </table:table-cell>
              <table:table-cell office:value-type="float" office:value="56.7633586667">
                <text:p>56.7633586667</text:p>
              </table:table-cell>
              <table:table-cell office:value-type="float" office:value="60.4979906667">
                <text:p>60.4979906667</text:p>
              </table:table-cell>
              <table:table-cell office:value-type="float" office:value="110.198929333">
                <text:p>110.198929333</text:p>
              </table:table-cell>
              <table:table-cell office:value-type="float" office:value="28.7037213333">
                <text:p>28.703721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.5546246667">
                <text:p>74.5546246667</text:p>
              </table:table-cell>
              <table:table-cell office:value-type="float" office:value="99.6399576667">
                <text:p>99.6399576667</text:p>
              </table:table-cell>
              <table:table-cell office:value-type="float" office:value="46.812908">
                <text:p>46.812908</text:p>
              </table:table-cell>
              <table:table-cell office:value-type="float" office:value="56.0535503333">
                <text:p>56.0535503333</text:p>
              </table:table-cell>
              <table:table-cell office:value-type="float" office:value="140.002598667">
                <text:p>140.002598667</text:p>
              </table:table-cell>
              <table:table-cell office:value-type="float" office:value="29.469552">
                <text:p>29.469552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37.266274">
                <text:p>137.266274</text:p>
              </table:table-cell>
              <table:table-cell office:value-type="float" office:value="200.288668">
                <text:p>200.288668</text:p>
              </table:table-cell>
              <table:table-cell office:value-type="float" office:value="117.622982333">
                <text:p>117.622982333</text:p>
              </table:table-cell>
              <table:table-cell office:value-type="float" office:value="165.86656">
                <text:p>165.86656</text:p>
              </table:table-cell>
              <table:table-cell office:value-type="float" office:value="227.582385">
                <text:p>227.582385</text:p>
              </table:table-cell>
              <table:table-cell office:value-type="float" office:value="41.7766643333">
                <text:p>41.776664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.052257">
                <text:p>283.052257</text:p>
              </table:table-cell>
              <table:table-cell office:value-type="float" office:value="200.665495">
                <text:p>200.665495</text:p>
              </table:table-cell>
              <table:table-cell office:value-type="float" office:value="190.194031667">
                <text:p>190.194031667</text:p>
              </table:table-cell>
              <table:table-cell office:value-type="float" office:value="235.932129">
                <text:p>235.932129</text:p>
              </table:table-cell>
              <table:table-cell office:value-type="float" office:value="222.236656">
                <text:p>222.236656</text:p>
              </table:table-cell>
              <table:table-cell office:value-type="float" office:value="74.0140306667">
                <text:p>74.0140306667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583.785037">
                <text:p>583.785037</text:p>
              </table:table-cell>
              <table:table-cell office:value-type="float" office:value="313.455624667">
                <text:p>313.455624667</text:p>
              </table:table-cell>
              <table:table-cell office:value-type="float" office:value="301.232173">
                <text:p>301.232173</text:p>
              </table:table-cell>
              <table:table-cell office:value-type="float" office:value="355.780465667">
                <text:p>355.780465667</text:p>
              </table:table-cell>
              <table:table-cell office:value-type="float" office:value="325.656311667">
                <text:p>325.656311667</text:p>
              </table:table-cell>
              <table:table-cell office:value-type="float" office:value="122.364809">
                <text:p>122.364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53cm" svg:y="0.119cm" svg:width="7.219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71cm" svg:y="5.513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295cm" svg:y="3.919cm" chart:style-name="ch6">
              <text:p>msort 2^22 t (ms)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series chart:style-name="ch12" chart:values-cell-range-address="local-table.$B$7:.$AG$7" chart:label-cell-address="local-table.$A$7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sort_serial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</table:table-row>
            <table:table-row>
              <table:table-cell office:value-type="string">
                <text:p>msort_omp_none</text:p>
              </table:table-cell>
              <table:table-cell office:value-type="float" office:value="1112.25784133">
                <text:p>1112.25784133</text:p>
              </table:table-cell>
              <table:table-cell office:value-type="float" office:value="1397.747126">
                <text:p>1397.747126</text:p>
              </table:table-cell>
              <table:table-cell office:value-type="float" office:value="1165.22157267">
                <text:p>1165.22157267</text:p>
              </table:table-cell>
              <table:table-cell office:value-type="float" office:value="1100.360919">
                <text:p>1100.360919</text:p>
              </table:table-cell>
              <table:table-cell office:value-type="float" office:value="909.822757667">
                <text:p>909.822757667</text:p>
              </table:table-cell>
              <table:table-cell office:value-type="float" office:value="801.917161333">
                <text:p>801.917161333</text:p>
              </table:table-cell>
              <table:table-cell office:value-type="float" office:value="754.302577667">
                <text:p>754.302577667</text:p>
              </table:table-cell>
              <table:table-cell office:value-type="float" office:value="641.52867">
                <text:p>641.52867</text:p>
              </table:table-cell>
              <table:table-cell office:value-type="float" office:value="770.211910667">
                <text:p>770.211910667</text:p>
              </table:table-cell>
              <table:table-cell office:value-type="float" office:value="538.566463333">
                <text:p>538.566463333</text:p>
              </table:table-cell>
              <table:table-cell office:value-type="float" office:value="575.88647">
                <text:p>575.88647</text:p>
              </table:table-cell>
              <table:table-cell office:value-type="float" office:value="459.272061333">
                <text:p>459.272061333</text:p>
              </table:table-cell>
              <table:table-cell office:value-type="float" office:value="494.627596333">
                <text:p>494.627596333</text:p>
              </table:table-cell>
              <table:table-cell office:value-type="float" office:value="493.990601667">
                <text:p>493.990601667</text:p>
              </table:table-cell>
              <table:table-cell office:value-type="float" office:value="473.777376667">
                <text:p>473.777376667</text:p>
              </table:table-cell>
              <table:table-cell office:value-type="float" office:value="490.471546667">
                <text:p>490.471546667</text:p>
              </table:table-cell>
              <table:table-cell office:value-type="float" office:value="359.523447333">
                <text:p>359.523447333</text:p>
              </table:table-cell>
              <table:table-cell office:value-type="float" office:value="465.866660667">
                <text:p>465.866660667</text:p>
              </table:table-cell>
              <table:table-cell office:value-type="float" office:value="375.185894667">
                <text:p>375.185894667</text:p>
              </table:table-cell>
              <table:table-cell office:value-type="float" office:value="441.700262">
                <text:p>441.700262</text:p>
              </table:table-cell>
              <table:table-cell office:value-type="float" office:value="381.39837">
                <text:p>381.39837</text:p>
              </table:table-cell>
              <table:table-cell office:value-type="float" office:value="360.489102667">
                <text:p>360.489102667</text:p>
              </table:table-cell>
              <table:table-cell office:value-type="float" office:value="317.902643">
                <text:p>317.902643</text:p>
              </table:table-cell>
              <table:table-cell office:value-type="float" office:value="346.103800667">
                <text:p>346.103800667</text:p>
              </table:table-cell>
              <table:table-cell office:value-type="float" office:value="337.568352333">
                <text:p>337.568352333</text:p>
              </table:table-cell>
              <table:table-cell office:value-type="float" office:value="328.625579">
                <text:p>328.625579</text:p>
              </table:table-cell>
              <table:table-cell office:value-type="float" office:value="301.07617">
                <text:p>301.07617</text:p>
              </table:table-cell>
              <table:table-cell office:value-type="float" office:value="315.950757333">
                <text:p>315.950757333</text:p>
              </table:table-cell>
              <table:table-cell office:value-type="float" office:value="331.473903333">
                <text:p>331.473903333</text:p>
              </table:table-cell>
              <table:table-cell office:value-type="float" office:value="303.395394">
                <text:p>303.395394</text:p>
              </table:table-cell>
              <table:table-cell office:value-type="float" office:value="342.309376667">
                <text:p>342.309376667</text:p>
              </table:table-cell>
              <table:table-cell office:value-type="float" office:value="313.455624667">
                <text:p>313.455624667</text:p>
              </table:table-cell>
            </table:table-row>
            <table:table-row>
              <table:table-cell office:value-type="string">
                <text:p>msort_omp_compact</text:p>
              </table:table-cell>
              <table:table-cell office:value-type="float" office:value="1137.992982">
                <text:p>1137.992982</text:p>
              </table:table-cell>
              <table:table-cell office:value-type="float" office:value="2235.43315433">
                <text:p>2235.43315433</text:p>
              </table:table-cell>
              <table:table-cell office:value-type="float" office:value="1349.632411">
                <text:p>1349.632411</text:p>
              </table:table-cell>
              <table:table-cell office:value-type="float" office:value="1193.82717433">
                <text:p>1193.82717433</text:p>
              </table:table-cell>
              <table:table-cell office:value-type="float" office:value="1011.84733533">
                <text:p>1011.84733533</text:p>
              </table:table-cell>
              <table:table-cell office:value-type="float" office:value="928.675197333">
                <text:p>928.675197333</text:p>
              </table:table-cell>
              <table:table-cell office:value-type="float" office:value="796.913558333">
                <text:p>796.913558333</text:p>
              </table:table-cell>
              <table:table-cell office:value-type="float" office:value="727.533856667">
                <text:p>727.533856667</text:p>
              </table:table-cell>
              <table:table-cell office:value-type="float" office:value="662.686488333">
                <text:p>662.686488333</text:p>
              </table:table-cell>
              <table:table-cell office:value-type="float" office:value="587.001876">
                <text:p>587.001876</text:p>
              </table:table-cell>
              <table:table-cell office:value-type="float" office:value="620.341886333">
                <text:p>620.341886333</text:p>
              </table:table-cell>
              <table:table-cell office:value-type="float" office:value="526.031445">
                <text:p>526.031445</text:p>
              </table:table-cell>
              <table:table-cell office:value-type="float" office:value="542.777836333">
                <text:p>542.777836333</text:p>
              </table:table-cell>
              <table:table-cell office:value-type="float" office:value="517.894290333">
                <text:p>517.894290333</text:p>
              </table:table-cell>
              <table:table-cell office:value-type="float" office:value="479.367215333">
                <text:p>479.367215333</text:p>
              </table:table-cell>
              <table:table-cell office:value-type="float" office:value="427.464017333">
                <text:p>427.464017333</text:p>
              </table:table-cell>
              <table:table-cell office:value-type="float" office:value="447.430066333">
                <text:p>447.430066333</text:p>
              </table:table-cell>
              <table:table-cell office:value-type="float" office:value="418.726386">
                <text:p>418.726386</text:p>
              </table:table-cell>
              <table:table-cell office:value-type="float" office:value="434.320789667">
                <text:p>434.320789667</text:p>
              </table:table-cell>
              <table:table-cell office:value-type="float" office:value="381.851557">
                <text:p>381.851557</text:p>
              </table:table-cell>
              <table:table-cell office:value-type="float" office:value="376.628093333">
                <text:p>376.628093333</text:p>
              </table:table-cell>
              <table:table-cell office:value-type="float" office:value="368.671231667">
                <text:p>368.671231667</text:p>
              </table:table-cell>
              <table:table-cell office:value-type="float" office:value="346.541074">
                <text:p>346.541074</text:p>
              </table:table-cell>
              <table:table-cell office:value-type="float" office:value="325.256252667">
                <text:p>325.256252667</text:p>
              </table:table-cell>
              <table:table-cell office:value-type="float" office:value="313.714727667">
                <text:p>313.714727667</text:p>
              </table:table-cell>
              <table:table-cell office:value-type="float" office:value="343.448771333">
                <text:p>343.448771333</text:p>
              </table:table-cell>
              <table:table-cell office:value-type="float" office:value="347.569961667">
                <text:p>347.569961667</text:p>
              </table:table-cell>
              <table:table-cell office:value-type="float" office:value="299.8617">
                <text:p>299.8617</text:p>
              </table:table-cell>
              <table:table-cell office:value-type="float" office:value="315.557036333">
                <text:p>315.557036333</text:p>
              </table:table-cell>
              <table:table-cell office:value-type="float" office:value="270.743342333">
                <text:p>270.743342333</text:p>
              </table:table-cell>
              <table:table-cell office:value-type="float" office:value="350.827660667">
                <text:p>350.827660667</text:p>
              </table:table-cell>
              <table:table-cell office:value-type="float" office:value="301.232173">
                <text:p>301.232173</text:p>
              </table:table-cell>
            </table:table-row>
            <table:table-row>
              <table:table-cell office:value-type="string">
                <text:p>msort_omp_scatter</text:p>
              </table:table-cell>
              <table:table-cell office:value-type="float" office:value="1082.37228533">
                <text:p>1082.37228533</text:p>
              </table:table-cell>
              <table:table-cell office:value-type="float" office:value="1444.42037833">
                <text:p>1444.42037833</text:p>
              </table:table-cell>
              <table:table-cell office:value-type="float" office:value="1210.01025767">
                <text:p>1210.01025767</text:p>
              </table:table-cell>
              <table:table-cell office:value-type="float" office:value="1155.25115467">
                <text:p>1155.25115467</text:p>
              </table:table-cell>
              <table:table-cell office:value-type="float" office:value="1139.973513">
                <text:p>1139.973513</text:p>
              </table:table-cell>
              <table:table-cell office:value-type="float" office:value="854.285822667">
                <text:p>854.285822667</text:p>
              </table:table-cell>
              <table:table-cell office:value-type="float" office:value="747.882929333">
                <text:p>747.882929333</text:p>
              </table:table-cell>
              <table:table-cell office:value-type="float" office:value="633.905654667">
                <text:p>633.905654667</text:p>
              </table:table-cell>
              <table:table-cell office:value-type="float" office:value="694.339727667">
                <text:p>694.339727667</text:p>
              </table:table-cell>
              <table:table-cell office:value-type="float" office:value="514.893670333">
                <text:p>514.893670333</text:p>
              </table:table-cell>
              <table:table-cell office:value-type="float" office:value="455.134816">
                <text:p>455.134816</text:p>
              </table:table-cell>
              <table:table-cell office:value-type="float" office:value="443.654022333">
                <text:p>443.654022333</text:p>
              </table:table-cell>
              <table:table-cell office:value-type="float" office:value="405.110128667">
                <text:p>405.110128667</text:p>
              </table:table-cell>
              <table:table-cell office:value-type="float" office:value="415.532479667">
                <text:p>415.532479667</text:p>
              </table:table-cell>
              <table:table-cell office:value-type="float" office:value="384.317462">
                <text:p>384.317462</text:p>
              </table:table-cell>
              <table:table-cell office:value-type="float" office:value="408.703335667">
                <text:p>408.703335667</text:p>
              </table:table-cell>
              <table:table-cell office:value-type="float" office:value="407.582296">
                <text:p>407.582296</text:p>
              </table:table-cell>
              <table:table-cell office:value-type="float" office:value="378.683011">
                <text:p>378.683011</text:p>
              </table:table-cell>
              <table:table-cell office:value-type="float" office:value="397.948074667">
                <text:p>397.948074667</text:p>
              </table:table-cell>
              <table:table-cell office:value-type="float" office:value="375.088317667">
                <text:p>375.088317667</text:p>
              </table:table-cell>
              <table:table-cell office:value-type="float" office:value="374.700552667">
                <text:p>374.700552667</text:p>
              </table:table-cell>
              <table:table-cell office:value-type="float" office:value="356.578737333">
                <text:p>356.578737333</text:p>
              </table:table-cell>
              <table:table-cell office:value-type="float" office:value="369.409824667">
                <text:p>369.409824667</text:p>
              </table:table-cell>
              <table:table-cell office:value-type="float" office:value="316.001626667">
                <text:p>316.001626667</text:p>
              </table:table-cell>
              <table:table-cell office:value-type="float" office:value="332.650837">
                <text:p>332.650837</text:p>
              </table:table-cell>
              <table:table-cell office:value-type="float" office:value="352.362084">
                <text:p>352.362084</text:p>
              </table:table-cell>
              <table:table-cell office:value-type="float" office:value="341.912144">
                <text:p>341.912144</text:p>
              </table:table-cell>
              <table:table-cell office:value-type="float" office:value="354.360723">
                <text:p>354.360723</text:p>
              </table:table-cell>
              <table:table-cell office:value-type="float" office:value="366.510459333">
                <text:p>366.510459333</text:p>
              </table:table-cell>
              <table:table-cell office:value-type="float" office:value="303.510727333">
                <text:p>303.510727333</text:p>
              </table:table-cell>
              <table:table-cell office:value-type="float" office:value="286.263072667">
                <text:p>286.263072667</text:p>
              </table:table-cell>
              <table:table-cell office:value-type="float" office:value="355.780465667">
                <text:p>355.780465667</text:p>
              </table:table-cell>
            </table:table-row>
            <table:table-row>
              <table:table-cell office:value-type="string">
                <text:p>msort_omp_balanced</text:p>
              </table:table-cell>
              <table:table-cell office:value-type="float" office:value="1156.324492">
                <text:p>1156.324492</text:p>
              </table:table-cell>
              <table:table-cell office:value-type="float" office:value="1394.44851133">
                <text:p>1394.44851133</text:p>
              </table:table-cell>
              <table:table-cell office:value-type="float" office:value="1172.668185">
                <text:p>1172.668185</text:p>
              </table:table-cell>
              <table:table-cell office:value-type="float" office:value="1149.108262">
                <text:p>1149.108262</text:p>
              </table:table-cell>
              <table:table-cell office:value-type="float" office:value="1106.91998533">
                <text:p>1106.91998533</text:p>
              </table:table-cell>
              <table:table-cell office:value-type="float" office:value="978.207311">
                <text:p>978.207311</text:p>
              </table:table-cell>
              <table:table-cell office:value-type="float" office:value="754.835957">
                <text:p>754.835957</text:p>
              </table:table-cell>
              <table:table-cell office:value-type="float" office:value="688.170898333">
                <text:p>688.170898333</text:p>
              </table:table-cell>
              <table:table-cell office:value-type="float" office:value="673.535458667">
                <text:p>673.535458667</text:p>
              </table:table-cell>
              <table:table-cell office:value-type="float" office:value="544.145677">
                <text:p>544.145677</text:p>
              </table:table-cell>
              <table:table-cell office:value-type="float" office:value="550.945558">
                <text:p>550.945558</text:p>
              </table:table-cell>
              <table:table-cell office:value-type="float" office:value="491.838959667">
                <text:p>491.838959667</text:p>
              </table:table-cell>
              <table:table-cell office:value-type="float" office:value="485.893638667">
                <text:p>485.893638667</text:p>
              </table:table-cell>
              <table:table-cell office:value-type="float" office:value="417.109890333">
                <text:p>417.109890333</text:p>
              </table:table-cell>
              <table:table-cell office:value-type="float" office:value="526.032279">
                <text:p>526.032279</text:p>
              </table:table-cell>
              <table:table-cell office:value-type="float" office:value="346.162872">
                <text:p>346.162872</text:p>
              </table:table-cell>
              <table:table-cell office:value-type="float" office:value="422.262215667">
                <text:p>422.262215667</text:p>
              </table:table-cell>
              <table:table-cell office:value-type="float" office:value="378.181884667">
                <text:p>378.181884667</text:p>
              </table:table-cell>
              <table:table-cell office:value-type="float" office:value="420.268915333">
                <text:p>420.268915333</text:p>
              </table:table-cell>
              <table:table-cell office:value-type="float" office:value="351.294432667">
                <text:p>351.294432667</text:p>
              </table:table-cell>
              <table:table-cell office:value-type="float" office:value="412.503562667">
                <text:p>412.503562667</text:p>
              </table:table-cell>
              <table:table-cell office:value-type="float" office:value="334.693171">
                <text:p>334.693171</text:p>
              </table:table-cell>
              <table:table-cell office:value-type="float" office:value="369.983142333">
                <text:p>369.983142333</text:p>
              </table:table-cell>
              <table:table-cell office:value-type="float" office:value="334.421474333">
                <text:p>334.421474333</text:p>
              </table:table-cell>
              <table:table-cell office:value-type="float" office:value="316.026884333">
                <text:p>316.026884333</text:p>
              </table:table-cell>
              <table:table-cell office:value-type="float" office:value="312.152938667">
                <text:p>312.152938667</text:p>
              </table:table-cell>
              <table:table-cell office:value-type="float" office:value="345.240682333">
                <text:p>345.240682333</text:p>
              </table:table-cell>
              <table:table-cell office:value-type="float" office:value="341.497161">
                <text:p>341.497161</text:p>
              </table:table-cell>
              <table:table-cell office:value-type="float" office:value="310.601652667">
                <text:p>310.601652667</text:p>
              </table:table-cell>
              <table:table-cell office:value-type="float" office:value="311.939791">
                <text:p>311.939791</text:p>
              </table:table-cell>
              <table:table-cell office:value-type="float" office:value="281.105929667">
                <text:p>281.105929667</text:p>
              </table:table-cell>
              <table:table-cell office:value-type="float" office:value="325.656311667">
                <text:p>325.656311667</text:p>
              </table:table-cell>
            </table:table-row>
            <table:table-row>
              <table:table-cell office:value-type="string">
                <text:p>msort_cilk</text:p>
              </table:table-cell>
              <table:table-cell office:value-type="float" office:value="819.556645333">
                <text:p>819.556645333</text:p>
              </table:table-cell>
              <table:table-cell office:value-type="float" office:value="497.321149667">
                <text:p>497.321149667</text:p>
              </table:table-cell>
              <table:table-cell office:value-type="float" office:value="344.983987">
                <text:p>344.983987</text:p>
              </table:table-cell>
              <table:table-cell office:value-type="float" office:value="270.454453333">
                <text:p>270.454453333</text:p>
              </table:table-cell>
              <table:table-cell office:value-type="float" office:value="234.988058333">
                <text:p>234.988058333</text:p>
              </table:table-cell>
              <table:table-cell office:value-type="float" office:value="200.761563333">
                <text:p>200.761563333</text:p>
              </table:table-cell>
              <table:table-cell office:value-type="float" office:value="189.268018">
                <text:p>189.268018</text:p>
              </table:table-cell>
              <table:table-cell office:value-type="float" office:value="167.970909667">
                <text:p>167.970909667</text:p>
              </table:table-cell>
              <table:table-cell office:value-type="float" office:value="161.258236667">
                <text:p>161.258236667</text:p>
              </table:table-cell>
              <table:table-cell office:value-type="float" office:value="155.219579333">
                <text:p>155.219579333</text:p>
              </table:table-cell>
              <table:table-cell office:value-type="float" office:value="152.511884">
                <text:p>152.511884</text:p>
              </table:table-cell>
              <table:table-cell office:value-type="float" office:value="138.453719333">
                <text:p>138.453719333</text:p>
              </table:table-cell>
              <table:table-cell office:value-type="float" office:value="138.465683">
                <text:p>138.465683</text:p>
              </table:table-cell>
              <table:table-cell office:value-type="float" office:value="146.403854667">
                <text:p>146.403854667</text:p>
              </table:table-cell>
              <table:table-cell office:value-type="float" office:value="139.251637333">
                <text:p>139.251637333</text:p>
              </table:table-cell>
              <table:table-cell office:value-type="float" office:value="129.671233667">
                <text:p>129.671233667</text:p>
              </table:table-cell>
              <table:table-cell office:value-type="float" office:value="124.580679">
                <text:p>124.580679</text:p>
              </table:table-cell>
              <table:table-cell office:value-type="float" office:value="134.089739333">
                <text:p>134.089739333</text:p>
              </table:table-cell>
              <table:table-cell office:value-type="float" office:value="126.922739">
                <text:p>126.922739</text:p>
              </table:table-cell>
              <table:table-cell office:value-type="float" office:value="122.107102333">
                <text:p>122.107102333</text:p>
              </table:table-cell>
              <table:table-cell office:value-type="float" office:value="124.94973">
                <text:p>124.94973</text:p>
              </table:table-cell>
              <table:table-cell office:value-type="float" office:value="118.468379">
                <text:p>118.468379</text:p>
              </table:table-cell>
              <table:table-cell office:value-type="float" office:value="120.803247333">
                <text:p>120.803247333</text:p>
              </table:table-cell>
              <table:table-cell office:value-type="float" office:value="117.273255667">
                <text:p>117.273255667</text:p>
              </table:table-cell>
              <table:table-cell office:value-type="float" office:value="118.955838333">
                <text:p>118.955838333</text:p>
              </table:table-cell>
              <table:table-cell office:value-type="float" office:value="115.633426667">
                <text:p>115.633426667</text:p>
              </table:table-cell>
              <table:table-cell office:value-type="float" office:value="114.346541333">
                <text:p>114.346541333</text:p>
              </table:table-cell>
              <table:table-cell office:value-type="float" office:value="116.777576333">
                <text:p>116.777576333</text:p>
              </table:table-cell>
              <table:table-cell office:value-type="float" office:value="117.834357667">
                <text:p>117.834357667</text:p>
              </table:table-cell>
              <table:table-cell office:value-type="float" office:value="114.656509667">
                <text:p>114.656509667</text:p>
              </table:table-cell>
              <table:table-cell office:value-type="float" office:value="127.143442">
                <text:p>127.143442</text:p>
              </table:table-cell>
              <table:table-cell office:value-type="float" office:value="122.364809">
                <text:p>122.364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